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07cm" style:rel-column-width="12750*"/>
    </style:style>
    <style:style style:name="Table1.B" style:family="table-column">
      <style:table-column-properties style:column-width="7.011cm" style:rel-column-width="27031*"/>
    </style:style>
    <style:style style:name="Table1.C" style:family="table-column">
      <style:table-column-properties style:column-width="6.68cm" style:rel-column-width="2575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2.434cm" table:align="left"/>
    </style:style>
    <style:style style:name="Table2.A" style:family="table-column">
      <style:table-column-properties style:column-width="1.217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data-style-name="N0">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6.999cm" fo:break-before="page" table:align="margins"/>
    </style:style>
    <style:style style:name="Table3.A" style:family="table-column">
      <style:table-column-properties style:column-width="1.416cm" style:rel-column-width="5461*"/>
    </style:style>
    <style:style style:name="Table3.A1" style:family="table-cell">
      <style:table-cell-properties fo:padding="0.097cm" fo:border-left="0.002cm solid #000000" fo:border-right="none" fo:border-top="0.002cm solid #000000" fo:border-bottom="0.002cm solid #000000"/>
    </style:style>
    <style:style style:name="Table3.L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L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weight="bold" style:font-weight-asian="bold" style:font-weight-complex="bold"/>
    </style:style>
    <style:style style:name="P3" style:family="paragraph" style:parent-style-name="Standard">
      <style:text-properties style:font-name="Verdana" fo:font-weight="normal" style:font-weight-asian="normal" style:font-weight-complex="normal"/>
    </style:style>
    <style:style style:name="P4" style:family="paragraph" style:parent-style-name="Standard">
      <style:text-properties style:font-name="Verdana" fo:font-style="italic" style:font-style-asian="italic" style:font-style-complex="italic"/>
    </style:style>
    <style:style style:name="P5" style:family="paragraph" style:parent-style-name="Table_20_Contents">
      <style:text-properties style:font-name="Verdana"/>
    </style:style>
    <style:style style:name="P6" style:family="paragraph" style:parent-style-name="Standard">
      <style:paragraph-properties fo:break-before="page"/>
      <style:text-properties style:font-name="Verdana"/>
    </style:style>
    <style:style style:name="P7" style:family="paragraph" style:parent-style-name="Standard" style:list-style-name="L1">
      <style:text-properties style:font-name="Verdana"/>
    </style:style>
    <style:style style:name="P8" style:family="paragraph" style:parent-style-name="Standard">
      <style:text-properties style:font-name="Verdana" fo:font-weight="normal" style:font-weight-asian="normal" style:font-weight-complex="normal"/>
    </style:style>
    <style:style style:name="P9" style:family="paragraph" style:parent-style-name="Standard">
      <style:text-properties style:font-name="Verdana" fo:font-style="italic" fo:font-weight="normal" style:font-style-asian="italic" style:font-weight-asian="normal" style:font-style-complex="italic" style:font-weight-complex="normal"/>
    </style:style>
    <style:style style:name="P10" style:family="paragraph" style:parent-style-name="Standard" style:list-style-name="L2">
      <style:text-properties style:font-name="Verdana"/>
    </style:style>
    <style:style style:name="P11" style:family="paragraph" style:parent-style-name="Table_20_Contents">
      <style:text-properties style:font-name="Verdan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Strum is a MIDI strum controller</text:p>
      <text:p text:style-name="P1"/>
      <text:p text:style-name="P1">Stop playing when </text:p>
      <text:p text:style-name="P1"/>
      <text:p text:style-name="P1">As soon as chord button is pressed, the notes of the chord will play on MIDI channel 2 and will stop when the button is release</text:p>
      <text:p text:style-name="P1"/>
      <text:p text:style-name="P1"/>
      <text:p text:style-name="P1"/>
      <text:p text:style-name="P1"/>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5"/>
          </table:table-cell>
          <table:table-cell table:style-name="Table1.A1" office:value-type="string">
            <text:p text:style-name="P5">OFF</text:p>
          </table:table-cell>
          <table:table-cell table:style-name="Table1.C1" office:value-type="string">
            <text:p text:style-name="P5">ON</text:p>
          </table:table-cell>
        </table:table-row>
        <table:table-row>
          <table:table-cell table:style-name="Table1.A2" office:value-type="string">
            <text:p text:style-name="P5">Pluck Mode</text:p>
          </table:table-cell>
          <table:table-cell table:style-name="Table1.A2" office:value-type="string">
            <text:p text:style-name="P5">Note starts to play when a chord is held and stylus touches the note. Note stops playing when stylus stops touching the note </text:p>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
      <text:p text:style-name="P1"/>
      <text:p text:style-name="P1">Added notes </text:p>
      <text:p text:style-name="P1">Press higher note on row #1 – sus4</text:p>
      <text:p text:style-name="P1">Press higher note on row #2 – add6</text:p>
      <text:p text:style-name="P1">Press higher note on row #3 – add9</text:p>
      <text:p text:style-name="P1"/>
      <text:p text:style-name="P1"><text:soft-page-break/></text:p>
      <text:p text:style-name="P1">Stacked triads mode</text:p>
      <text:p text:style-name="P1">Guitar chord mode</text:p>
      <text:p text:style-name="P1"/>
      <text:p text:style-name="P1">Alternate with octave</text:p>
      <text:p text:style-name="P1"/>
      <text:p text:style-name="P1">Notes stop after chord is released. If changing to another chord, unmatched notes are muted</text:p>
      <text:p text:style-name="P1">Notes continue to ring after chord is released but when a new chord is pressed, unmatched notes are muted</text:p>
      <text:p text:style-name="P1"/>
      <text:p text:style-name="P1">Guitar</text:p>
      <text:p text:style-name="P1">PLUCK</text:p>
      <text:p text:style-name="P1">RING ON</text:p>
      <text:p text:style-name="P1">ADDED NOTES</text:p>
      <text:p text:style-name="P1"/>
      <text:p text:style-name="P1">Mute Guitar</text:p>
      <text:p text:style-name="P1">PLUCK</text:p>
      <text:p text:style-name="P1">ADDED NOTES</text:p>
      <text:p text:style-name="P1"/>
      <text:p text:style-name="P1">Stacked Triads</text:p>
      <text:p text:style-name="P1">PLUCK OFF</text:p>
      <text:p text:style-name="P1">RING ON</text:p>
      <text:p text:style-name="P1">ADDED NOTES</text:p>
      <text:p text:style-name="P1"/>
      <text:p text:style-name="P1">Muted Stacked Triads</text:p>
      <text:p text:style-name="P1">PLUCK OFF</text:p>
      <text:p text:style-name="P1">ADDED NOTES</text:p>
      <text:p text:style-name="P1"/>
      <text:p text:style-name="P1"/>
      <text:p text:style-name="P1"/>
      <text:p text:style-name="P1">Le Strum has 7 patches (C, D, E, F, G, A, B from left to right on the keyboard)</text:p>
      <text:p text:style-name="P1"/>
      <text:p text:style-name="P1">To switch between patches simply hold the MODE button and press one of the chord buttons in the top row for notes C, D, E, F, G, A or B. When selected, the MODE LED will flash a sequence of flashes indicating the selected patch, for a total of three repetitions of the sequence. </text:p>
      <text:p text:style-name="P1"/>
      <table:table table:name="Table2" table:style-name="Table2">
        <table:table-column table:style-name="Table2.A" table:number-columns-repeated="2"/>
        <table:table-row>
          <table:table-cell table:style-name="Table2.A1" office:value-type="string">
            <text:p text:style-name="P5">C</text:p>
          </table:table-cell>
          <table:table-cell table:style-name="Table2.B1" office:value-type="float" office:value="1">
            <text:p text:style-name="P5">1</text:p>
          </table:table-cell>
        </table:table-row>
        <table:table-row>
          <table:table-cell table:style-name="Table2.A2" office:value-type="string">
            <text:p text:style-name="P5">D</text:p>
          </table:table-cell>
          <table:table-cell table:style-name="Table2.B2" office:value-type="float" office:value="2">
            <text:p text:style-name="P5">2</text:p>
          </table:table-cell>
        </table:table-row>
        <table:table-row>
          <table:table-cell table:style-name="Table2.A2" office:value-type="string">
            <text:p text:style-name="P5">E</text:p>
          </table:table-cell>
          <table:table-cell table:style-name="Table2.B2" office:value-type="float" office:value="3">
            <text:p text:style-name="P5">3</text:p>
          </table:table-cell>
        </table:table-row>
        <table:table-row>
          <table:table-cell table:style-name="Table2.A2" office:value-type="string">
            <text:p text:style-name="P5">F</text:p>
          </table:table-cell>
          <table:table-cell table:style-name="Table2.B2" office:value-type="float" office:value="4">
            <text:p text:style-name="P5">4</text:p>
          </table:table-cell>
        </table:table-row>
        <table:table-row>
          <table:table-cell table:style-name="Table2.A2" office:value-type="string">
            <text:p text:style-name="P5">G</text:p>
          </table:table-cell>
          <table:table-cell table:style-name="Table2.B2" office:value-type="float" office:value="5">
            <text:p text:style-name="P5">5</text:p>
          </table:table-cell>
        </table:table-row>
        <table:table-row>
          <table:table-cell table:style-name="Table2.A2" office:value-type="string">
            <text:p text:style-name="P5">A</text:p>
          </table:table-cell>
          <table:table-cell table:style-name="Table2.B2" office:value-type="float" office:value="6">
            <text:p text:style-name="P5">6</text:p>
          </table:table-cell>
        </table:table-row>
        <table:table-row>
          <table:table-cell table:style-name="Table2.A2" office:value-type="string">
            <text:p text:style-name="P5">B</text:p>
          </table:table-cell>
          <table:table-cell table:style-name="Table2.B2" office:value-type="float" office:value="7">
            <text:p text:style-name="P5">7</text:p>
          </table:table-cell>
        </table:table-row>
      </table:table>
      <text:p text:style-name="P1"/>
      <text:p text:style-name="P1"/>
      <text:p text:style-name="P1"><text:soft-page-break/>The default patches are as follows</text:p>
      <text:p text:style-name="P1"/>
      <text:p text:style-name="P1"/>
      <text:p text:style-name="P1">The patches can be customised. To do this you need to hold down the MODE button before powering on LE STRUM. This will enter patch edit mode. </text:p>
      <text:p text:style-name="P1"/>
      <text:p text:style-name="P1">In patch edit mode, select a patch to edit by holding MODE and pressing one of the top row chord buttons C,D,E,F,G,A,B. During programming mode the MODE LED blinks to indicate the patch that is being edited. You can change to another patch by holding MODE and pressing a different top row chord key.</text:p>
      <text:p text:style-name="P1"/>
      <text:p text:style-name="P1">Each patch has a number of settings associated with it. When you have selected a patch you can manipulate its settings as follows</text:p>
      <text:list xml:id="list35312568" text:style-name="L1">
        <text:list-item>
          <text:p text:style-name="P7">To view a setting press the top row chord button corresponding to the setting. The MODE LED will show steady ON or OFF</text:p>
        </text:list-item>
        <text:list-item>
          <text:p text:style-name="P7">To turn a setting ON press the top row chord button corresponding to the setting</text:p>
        </text:list-item>
        <text:list-item>
          <text:p text:style-name="P7">To turn a setting OFF press the top row chord button corresponding to the setting</text:p>
          <text:p text:style-name="P7"/>
        </text:list-item>
      </text:list>
      <text:p text:style-name="P1"/>
      <text:p text:style-name="P1">To save settings to the current patch, press and hold MODE until it lights steadily for ~1s. Once all saves are done, you can power down LE STRUM and power back up for normal operation</text:p>
      <text:p text:style-name="P6">Chord Mapping Options</text:p>
      <text:p text:style-name="P1"/>
      <text:p text:style-name="P2">VELOCITY</text:p>
      <text:p text:style-name="P1"/>
      <text:p text:style-name="P1">MIDI velocity for strumming can be controlled by holding the MODE button while touching one of the pads with the stylus. The first (leftmost) pad sets MIDI velocity to its minimum value and each pad increases the velocity up to its maximum value on the right most pad. The selected velocity stays effective until LE STRUM is switched off or a new velocity is chosen.</text:p>
      <text:p text:style-name="P1"/>
      <text:p text:style-name="P2">DYNAMICS</text:p>
      <text:p text:style-name="P1"/>
      <text:p text:style-name="P1"><text:span text:style-name="T1">Pluck Mode: </text:span>Start playing note when stylus breaks contact with pad. </text:p>
      <text:p text:style-name="P1"/>
      <text:p text:style-name="P1"><text:span text:style-name="T1">Sustain Mode: </text:span>Start playing note when stylus makes contact with pad. </text:p>
      <text:p text:style-name="P1"/>
      <text:p text:style-name="P1"><text:span text:style-name="T1">Pluck/Damp Mode: </text:span>Start playing note when stylus breaks contact with pad and stop note playing when stylus touches the pad again</text:p>
      <text:p text:style-name="P1"/>
      <text:p text:style-name="P1"><text:span text:style-name="T1">Organ Mode: </text:span>Start playing note when stylus makes contact with pad and stop note playing when stylus breaks contact with pad</text:p>
      <text:p text:style-name="P1"/>
      <text:p text:style-name="P1"/>
      <text:p text:style-name="P1">Chord Setup Options</text:p>
      <text:p text:style-name="P1"/>
      <text:p text:style-name="P2">ORGAN BUTTONS</text:p>
      <text:p text:style-name="P1"><text:span text:style-name="T1">ON: </text:span><text:span text:style-name="T2">T</text:span>he chord start to play when the chord button is first pressed, even when no strumming has taken place. When buttons are released the behaviour depends on the RING ON settng.</text:p>
      <text:p text:style-name="P1"><text:span text:style-name="T1">OFF: </text:span><text:span text:style-name="T2">When changing chords, all notes from the previous chord are stopped</text:span></text:p>
      <text:p text:style-name="P1"/>
      <text:p text:style-name="P4">Organ button mode plays only the chord triad and higher octave of the selected chord.</text:p>
      <text:p text:style-name="P1"/>
      <text:p text:style-name="P1"/>
      <text:p text:style-name="P2">ADDED NOTES</text:p>
      <text:p text:style-name="P1"><text:span text:style-name="T1">ON: </text:span><text:span text:style-name="T2">While a chord is held, pressing another chord button further up the scale (to the right) will add notes to the chord. Row 1 = sus4, row 2 = add6, row 3 = add9. </text:span></text:p>
      <text:p text:style-name="P3"/>
      <text:p text:style-name="P9">Note that there some limitations to the use of added notes; obviously there is no higher button for the top "B" column, and the mapping of the chord notes to strings will change, with the root note playing again when the string corresponding to the column of the highest button is played.</text:p>
      <text:p text:style-name="P9"/>
      <text:p text:style-name="P1"><text:span text:style-name="T1">OFF: </text:span><text:span text:style-name="T2">The chord in the lowest column is used. Buttons held in any column to the right (higher up the scale) are ignored. This is useful when you want to change from one chord to another without releasing the first.</text:span></text:p>
      <text:p text:style-name="P1"/>
      <text:p text:style-name="P2"><text:soft-page-break/>COMMON NOTE SUSTAIN</text:p>
      <text:p text:style-name="P2">OFF: <text:span text:style-name="T2">Changing from one chord to another will always stop all notes in the previous chord before starting notes in the new chord. </text:span></text:p>
      <text:p text:style-name="P1"><text:span text:style-name="T1">ON: </text:span>When changing from one chord to another (without releasing the chord buttons) any notes which are common to both chords are not stopped but continue to ring. </text:p>
      <text:p text:style-name="P1"/>
      <text:p text:style-name="P2">RING ON</text:p>
      <text:p text:style-name="P2">OFF: <text:span text:style-name="T2">When all chord buttons are released, all notes will be stopped</text:span></text:p>
      <text:p text:style-name="P1"><text:span text:style-name="T1">ON: </text:span><text:span text:style-name="T2">When all chord buttons are released, any notes still playing will ring on until a new chord is pressed (and will then be subject to common note sustain setting)</text:span></text:p>
      <text:p text:style-name="P3"/>
      <text:p text:style-name="P2">GUITAR MODE</text:p>
      <text:p text:style-name="P2">ON: <text:span text:style-name="T2">Typical guitar chord fingerings are used when mapping notes to the pads. The lowest 6 pads are standard register and the topmost 6 pads are one octave higher. The middle 2 pads are inactive. Depending on the chosen chord other pads may be inactive too (corresponding to the damped strings in the usual guitar chord fingering)</text:span></text:p>
      <text:p text:style-name="P2">OFF: <text:span text:style-name="T2">Notes of a chord are mapped to the pads using the stacked triads approach. All pads are active.</text:span></text:p>
      <text:p text:style-name="P1"/>
      <text:p text:style-name="P2">STRING MAPPING</text:p>
      <text:p text:style-name="P1"/>
      <text:p text:style-name="P1"><text:span text:style-name="T1">NORMAL: </text:span><text:span text:style-name="T2">Chord notes are assigned to pads 1 by 1</text:span></text:p>
      <text:p text:style-name="P2"/>
      <text:p text:style-name="P1"><text:span text:style-name="T1">OCTAVE PAIRING: </text:span>Chord notes are interlaced with notes 1 octave higher (i.e. Every other pad plays a note 1 octave higher than the pad to its left). The idea is to have something similar to a 12 string guitar. </text:p>
      <text:p text:style-name="P1"/>
      <text:p text:style-name="P1"><text:span text:style-name="T1">NOTE DOUBLING: </text:span>Chord notes are duplicated (i.e. Every other pad plays the same note as the pad to its left). </text:p>
      <text:p text:style-name="P1"/>
      <text:p text:style-name="P1"><text:span text:style-name="T1">NOTE SPREAD: </text:span>Chord notes are separated with a dead string (i.e. Every other pad is not mapped to any note). </text:p>
      <text:p text:style-name="P1"/>
      <text:p text:style-name="P4">In Guitar mode any mapping other than "normal" will disable the higher chord mapping.</text:p>
      <text:p text:style-name="P1"/>
      <text:list xml:id="list35291011" text:style-name="L2">
        <text:list-item>
          <text:p text:style-name="P10">Le Strum outputs on MIDI channel 1 at the user controlled velocity</text:p>
        </text:list-item>
        <text:list-item>
          <text:p text:style-name="P10">Chord Buttons are output on MIDI channel 2 at full velocity</text:p>
        </text:list-item>
      </text:list>
      <table:table table:name="Table3" table:style-name="Table3">
        <table:table-column table:style-name="Table3.A" table:number-columns-repeated="12"/>
        <table:table-row>
          <table:table-cell table:style-name="Table3.A1" office:value-type="string">
            <text:p text:style-name="P5">Play</text:p>
            <text:p text:style-name="P5">on</text:p>
            <text:p text:style-name="P5">Make</text:p>
          </table:table-cell>
          <table:table-cell table:style-name="Table3.A1" office:value-type="string">
            <text:p text:style-name="P5">Play</text:p>
            <text:p text:style-name="P5">on</text:p>
            <text:p text:style-name="P5">Break</text:p>
          </table:table-cell>
          <table:table-cell table:style-name="Table3.A1" office:value-type="string">
            <text:p text:style-name="P5">Guit</text:p>
          </table:table-cell>
          <table:table-cell table:style-name="Table3.A1" office:value-type="string">
            <text:p text:style-name="P5">Add</text:p>
          </table:table-cell>
          <table:table-cell table:style-name="Table3.A1" office:value-type="string">
            <text:p text:style-name="P5">Sus</text:p>
          </table:table-cell>
          <table:table-cell table:style-name="Table3.A1" office:value-type="string">
            <text:p text:style-name="P5">Scale</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Drone</text:p>
          </table:table-cell>
          <table:table-cell table:style-name="Table3.A1" office:value-type="string">
            <text:p text:style-name="P5">Sus</text:p>
            <text:p text:style-name="P5">Drone</text:p>
          </table:table-cell>
          <table:table-cell table:style-name="Table3.L1" office:value-type="string">
            <text:p text:style-name="P5">Save</text:p>
          </table:table-cell>
        </table:table-row>
        <table:table-row>
          <table:table-cell table:style-name="Table3.A2" office:value-type="string">
            <text:p text:style-name="P5">Stop</text:p>
            <text:p text:style-name="P5">on</text:p>
            <text:p text:style-name="P5">Make</text:p>
          </table:table-cell>
          <table:table-cell table:style-name="Table3.A2" office:value-type="string">
            <text:p text:style-name="P5">Stop</text:p>
            <text:p text:style-name="P5">on</text:p>
            <text:p text:style-name="P5">Break</text:p>
          </table:table-cell>
          <table:table-cell table:style-name="Table3.A2" office:value-type="string">
            <text:p text:style-name="P5">Guit2</text:p>
          </table:table-cell>
          <table:table-cell table:style-name="Table3.A2" office:value-type="string">
            <text:p text:style-name="P5">Bass</text:p>
          </table:table-cell>
          <table:table-cell table:style-name="Table3.A2" office:value-type="string">
            <text:p text:style-name="P5">Sus</text:p>
            <text:p text:style-name="P5">Comm</text:p>
          </table:table-cell>
          <table:table-cell table:style-name="Table3.A2" office:value-type="string">
            <text:p text:style-name="P5">Dia</text:p>
          </table:table-cell>
          <table:table-cell table:style-name="Table3.A2" office:value-type="string">
            <text:p text:style-name="P5">Pent</text:p>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Sus Drone</text:p>
            <text:p text:style-name="P5">Comm</text:p>
          </table:table-cell>
          <table:table-cell table:style-name="Table3.L2" office:value-type="string">
            <text:p text:style-name="P5">Load</text:p>
          </table:table-cell>
        </table:table-row>
        <table:table-row>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L2" office:value-type="string">
            <text:p text:style-name="P5"/>
          </table:table-cell>
        </table:table-row>
      </table:table>
      <text:list xml:id="list43463020" text:continue-numbering="true" text:style-name="L2">
        <text:list-header>
          <text:p text:style-name="P1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1H55M03S</meta:editing-duration>
    <meta:editing-cycles>12</meta:editing-cycles>
    <meta:generator>OpenOffice.org/3.2$Win32 OpenOffice.org_project/320m18$Build-9502</meta:generator>
    <dc:date>2013-06-22T23:32:47</dc:date>
    <dc:creator>Jason Hotchkiss</dc:creator>
    <meta:document-statistic meta:table-count="3" meta:image-count="0" meta:object-count="0" meta:page-count="6" meta:paragraph-count="117" meta:word-count="1109" meta:character-count="5900"/>
    <meta:user-defined meta:name="Info 1"/>
    <meta:user-defined meta:name="Info 2"/>
    <meta:user-defined meta:name="Info 3"/>
    <meta:user-defined meta:name="Info 4"/>
  </office:meta>
</office:document-meta>
</file>